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0.0008in solid #000000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 style:vertical-align="automatic"/>
    </style:style>
    <style:style style:name="ce4" style:family="table-cell" style:parent-style-name="Default">
      <style:table-cell-properties fo:border-bottom="0.0346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346in solid #000000" fo:border-left="none" fo:border-right="0.0008in solid #000000" fo:border-top="none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Asset Creator</text:p>
          </table:table-cell>
          <table:table-cell table:style-name="ce4" office:value-type="string">
            <text:p>Asset Type</text:p>
          </table:table-cell>
          <table:table-cell table:style-name="ce6" office:value-type="string">
            <text:p>License</text:p>
          </table:table-cell>
          <table:table-cell table:style-name="ce4" office:value-type="string">
            <text:p>Source</text:p>
          </table:table-cell>
        </table:table-row>
        <table:table-row table:style-name="ro1">
          <table:table-cell office:value-type="string">
            <text:p>M484 Games Explosion Set 2</text:p>
          </table:table-cell>
          <table:table-cell office:value-type="string">
            <text:p>Master484</text:p>
          </table:table-cell>
          <table:table-cell office:value-type="string">
            <text:p>Art</text:p>
          </table:table-cell>
          <table:table-cell office:value-type="string">
            <text:p>Public Domain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Pixel UI Pack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Input Prompts Pixel 16x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ont package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redoka One</text:p>
          </table:table-cell>
          <table:table-cell office:value-type="string">
            <text:p>Google</text:p>
          </table:table-cell>
          <table:table-cell office:value-type="string">
            <text:p>Font</text:p>
          </table:table-cell>
          <table:table-cell office:value-type="string">
            <text:p>SIL Open Font License</text:p>
          </table:table-cell>
          <table:table-cell office:value-type="string">
            <text:p>fonts.google.com</text:p>
          </table:table-cell>
        </table:table-row>
        <table:table-row table:style-name="ro1">
          <table:table-cell office:value-type="string">
            <text:p>Mini Character Pack (Used for reference)</text:p>
          </table:table-cell>
          <table:table-cell office:value-type="string">
            <text:p>GrafxKid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>
          <table:table-cell table:style-name="ce3" office:value-type="string">
            <text:p>Action Chiptunes</text:p>
          </table:table-cell>
          <table:table-cell office:value-type="string">
            <text:p>Juhani Junkala</text:p>
          </table:table-cell>
          <table:table-cell office:value-type="string">
            <text:p>Music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Adventure Chiptunes</text:p>
          </table:table-cell>
          <table:table-cell office:value-type="string">
            <text:p>Juhani Junkala</text:p>
          </table:table-cell>
          <table:table-cell office:value-type="string">
            <text:p>Music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 table:number-rows-repeated="90">
          <table:table-cell table:number-columns-repeated="5"/>
        </table:table-row>
        <table:table-row table:style-name="ro1">
          <table:table-cell table:style-name="ce1" table:number-columns-repeated="2"/>
          <table:table-cell table:style-name="ce4"/>
          <table:table-cell table:style-name="ce6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6/01/2022</text:date>, <text:time>14:3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55S</meta:editing-duration>
    <meta:editing-cycles>9</meta:editing-cycles>
    <meta:generator>OpenOffice/4.1.7$Win32 OpenOffice.org_project/417m1$Build-9800</meta:generator>
    <dc:date>2022-06-01T14:34:02.11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